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ResultConverter.saveSamplerData( HierarchicalStreamWriter writer , MarshallingContext context , HTTPSampleResult res , SampleSaveConfiguration sav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ResultConverter.marshal( Object obj , HierarchicalStreamWriter writer , Marshalling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ResultConverter.retrieveHTTPItem( HierarchicalStreamReader reader , UnmarshallingContext context , HTTPSampleResult res , Object subIte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TPResultConverter.canConvert( Class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ultConverter.unmarshal( HierarchicalStreamReader reader , Unmarshalling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TTPResultConverte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sultConverter.HTTPResultConverter( Mapper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